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0.390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1493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fo:background-color="#d0d0d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ce3"/>
        <table:table-column table:style-name="co4" table:number-columns-repeated="6" table:default-cell-style-name="Default"/>
        <table:table-column table:style-name="co4" table:default-cell-style-name="ce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ESERCIZIO 21 PAGINA 60</text:p>
          </table:table-cell>
          <table:table-cell table:number-columns-repeated="5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9">
            <text:p>Un'azienda deve consegnare 25 Personal Computer (senza schermo e tastiera). Deve quindi assemblare nel case l'alimentatore, la scheda madre, quattro banchi di RAM, un dissipatore e tre ventole, un masterizzatore BD e un cestello con due hard disk rimovibili. L'assemblaggio e il collaudo occupano due giorni, i componenti vengono consegnati in 7 gg, tranne la RAM, in 10 gg. Calcolare con Excel la pianificazione del prodotto in tempi e quantità.</text:p>
          </table:table-cell>
          <table:covered-table-cell table:number-columns-repeated="3"/>
          <table:table-cell table:number-columns-repeated="2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covered-table-cell table:number-columns-repeated="4"/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Case 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Alimentatori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Scheda Madre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Ventole</text:p>
          </table:table-cell>
          <table:table-cell table:number-columns-repeated="6"/>
          <table:table-cell table:style-name="ce4" table:formula="of:=3*25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Masterizzatori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Castello HHD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covered-table-cell table:number-columns-repeated="4"/>
          <table:table-cell/>
          <table:table-cell office:value-type="string" calcext:value-type="string">
            <text:p>RAM</text:p>
          </table:table-cell>
          <table:table-cell table:number-columns-repeated="6"/>
          <table:table-cell table:style-name="ce3" table:number-columns-repeated="3"/>
          <table:table-cell table:style-name="ce4" table:formula="of:=25*4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Disspatori</text:p>
          </table:table-cell>
          <table:table-cell table:number-columns-repeated="6"/>
          <table:table-cell table:style-name="ce4" office:value-type="float" office:value="25" calcext:value-type="float">
            <text:p>25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Assemblaggio</text:p>
          </table:table-cell>
          <table:table-cell table:number-columns-repeated="6"/>
          <table:table-cell table:style-name="ce3" table:number-columns-repeated="5"/>
          <table:table-cell table:style-name="ce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ementi Tot : 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Consegna Prodotto finale </text:p>
          </table:table-cell>
          <table:table-cell table:number-columns-repeated="6"/>
          <table:table-cell table:style-name="ce3" table:number-columns-repeated="6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egna 1 (Pezzi)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nsegna 2 (Ram)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ssemblaggio :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6"/>
          <table:table-cell table:number-columns-repeated="6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08:16:12.154792880</meta:creation-date>
    <dc:date>2021-02-23T08:44:41.417526460</dc:date>
    <meta:editing-duration>PT7M32S</meta:editing-duration>
    <meta:editing-cycles>2</meta:editing-cycles>
    <meta:generator>LibreOffice/7.0.3.1$Linux_X86_64 LibreOffice_project/00$Build-1</meta:generator>
    <meta:document-statistic meta:table-count="1" meta:cell-count="44" meta:object-count="0"/>
  </office:meta>
</office:document-meta>
</file>